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85ff" officeooo:paragraph-rsid="000685ff"/>
    </style:style>
    <style:style style:name="P2" style:family="paragraph" style:parent-style-name="Standard">
      <style:text-properties officeooo:rsid="000685ff" officeooo:paragraph-rsid="0007b502"/>
    </style:style>
    <style:style style:name="P3" style:family="paragraph" style:parent-style-name="Standard">
      <style:text-properties fo:font-weight="bold" officeooo:rsid="000685ff" officeooo:paragraph-rsid="000685ff" style:font-weight-asian="bold" style:font-weight-complex="bold"/>
    </style:style>
    <style:style style:name="P4" style:family="paragraph" style:parent-style-name="Standard">
      <style:text-properties officeooo:rsid="0007b502" officeooo:paragraph-rsid="0007b502"/>
    </style:style>
    <style:style style:name="T1" style:family="text">
      <style:text-properties officeooo:rsid="000685f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b502" style:font-weight-asian="bold" style:font-weight-complex="bold"/>
    </style:style>
    <style:style style:name="T4" style:family="text">
      <style:text-properties fo:font-weight="bold" officeooo:rsid="000685ff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TBOLISTA(nºficha,apellidos,nombre,fecha nacimiento,peso,estatura) <text:span text:style-name="T2">siendo</text:span></text:p>
      <text:p text:style-name="P1"><text:tab/>nºficha<text:span text:style-name="T2"> es entero no nulo</text:span></text:p>
      <text:p text:style-name="P1"><text:tab/>apellidos <text:span text:style-name="T2">es cadena no nulo</text:span></text:p>
      <text:p text:style-name="P1"><text:tab/>nombre <text:span text:style-name="T2">es cadena no nulo</text:span></text:p>
      <text:p text:style-name="P1"><text:tab/>fecha nacimiento <text:span text:style-name="T2">es cadena no nulo</text:span></text:p>
      <text:p text:style-name="P1"><text:tab/>peso <text:span text:style-name="T2">es cadena no nulo</text:span></text:p>
      <text:p text:style-name="P1"><text:tab/>estatura <text:span text:style-name="T2">es cadena no nulo</text:span></text:p>
      <text:p text:style-name="P1"><text:tab/><text:span text:style-name="T2">PK</text:span>(nºficha)</text:p>
      <text:p text:style-name="P1"/>
      <text:p text:style-name="P1">EQUIPOS (nombre,año fundacion,nombre presidente,numero socios,nombre estadio) <text:span text:style-name="T2">siendo</text:span></text:p>
      <text:p text:style-name="P1"><text:tab/>nombre <text:span text:style-name="T2">es entero no nulo</text:span></text:p>
      <text:p text:style-name="P1"><text:tab/>año fundacion <text:span text:style-name="T2">es cadena no nulo</text:span></text:p>
      <text:p text:style-name="P1"><text:tab/>nombre presidente <text:span text:style-name="T2">es cadena no nulo</text:span></text:p>
      <text:p text:style-name="P1"><text:tab/>numero socios <text:span text:style-name="T2">es cadena no nulo</text:span></text:p>
      <text:p text:style-name="P1"><text:tab/>nombre estadio <text:span text:style-name="T2">es cadena no nulo</text:span></text:p>
      <text:p text:style-name="P1"><text:tab/><text:span text:style-name="T2">PK</text:span>(nombre)</text:p>
      <text:p text:style-name="P1"/>
      <text:p text:style-name="P1">PERTENECE (nºficha,nombre,clausula resincion,ficha anual,duracion, fecha comienzo)<text:span text:style-name="T2"> siendo</text:span></text:p>
      <text:p text:style-name="P1"><text:tab/>nºficha <text:span text:style-name="T2">es entero no nulo</text:span></text:p>
      <text:p text:style-name="P1"><text:tab/>nombre <text:span text:style-name="T2">es entero no nulo</text:span></text:p>
      <text:p text:style-name="P1"><text:tab/>clausula resincion <text:span text:style-name="T2">es cadena no nulo</text:span></text:p>
      <text:p text:style-name="P1"><text:tab/>ficha anual <text:span text:style-name="T2">es cadena no nulo</text:span></text:p>
      <text:p text:style-name="P1"><text:tab/>duracion <text:span text:style-name="T2">es cadena no nulo</text:span></text:p>
      <text:p text:style-name="P1"><text:tab/>fecha comienzo <text:span text:style-name="T2">es cadena no nulo</text:span></text:p>
      <text:p text:style-name="P1"><text:tab/><text:span text:style-name="T2">PK</text:span>(nºficha,nombre)</text:p>
      <text:p text:style-name="P1"><text:tab/><text:span text:style-name="T2">FK</text:span>(nºficha/FUTBOLISTA(nºficha))</text:p>
      <text:p text:style-name="P1"><text:tab/><text:span text:style-name="T2">FK</text:span>(nombre/EQUIPOS(nombre)</text:p>
      <text:p text:style-name="P1"/>
      <text:p text:style-name="P1">PARTIDOS(id_partido,fecha,jornada,resultado)<text:span text:style-name="T2"> siendo</text:span></text:p>
      <text:p text:style-name="P2"><text:tab/>id_partido <text:span text:style-name="T2">es entero no nulo</text:span></text:p>
      <text:p text:style-name="P2"><text:tab/>fecha <text:span text:style-name="T2">es cadena no nulo</text:span></text:p>
      <text:p text:style-name="P2"><text:tab/>jornada <text:span text:style-name="T2">es cadena no nulo</text:span></text:p>
      <text:p text:style-name="P2"><text:tab/>resultado <text:span text:style-name="T2">es cadena no nulo</text:span></text:p>
      <text:p text:style-name="P1"><text:span text:style-name="T2"><text:tab/>PK</text:span>(id_partido)</text:p>
      <text:p text:style-name="P3"/>
      <text:p text:style-name="P1"><text:span text:style-name="T5">DISPUTAN(nºficha,id_partido,tarjetas,goles anotados/recibidos,minutos jugados)</text:span><text:span text:style-name="T2"> </text:span><text:span text:style-name="T3">siendo</text:span></text:p>
      <text:p text:style-name="P2"><text:tab/>nºficha <text:span text:style-name="T2">es entero no nulo</text:span></text:p>
      <text:p text:style-name="P2"><text:tab/>id_partido <text:span text:style-name="T2">es entero no nulo</text:span></text:p>
      <text:p text:style-name="P2"><text:tab/>tarjetas <text:span text:style-name="T2">es cadena no nulo</text:span></text:p>
      <text:p text:style-name="P2"><text:tab/>goles anotados/recibidos <text:span text:style-name="T2">es cadena no nulo</text:span></text:p>
      <text:p text:style-name="P2"><text:tab/>minutos jugados <text:span text:style-name="T2">es cadena no nulo</text:span></text:p>
      <text:p text:style-name="P1"><text:span text:style-name="T2"><text:tab/>PK</text:span>(nºficha,id_partido)</text:p>
      <text:p text:style-name="P1"><text:span text:style-name="T2"><text:tab/>FK</text:span>(nºficha/FUTBOLISTA(nºficha))</text:p>
      <text:p text:style-name="P1"><text:span text:style-name="T2"><text:tab/>FK</text:span>(id_partido(PARTIDOS(id_partido))</text:p>
      <text:p text:style-name="P1"/>
      <text:p text:style-name="P4">JUEGAN(nombre,id_partido,localS_N) <text:span text:style-name="T2">siendo</text:span></text:p>
      <text:p text:style-name="P4"><text:tab/>nombre <text:span text:style-name="T1"><text:s/></text:span><text:span text:style-name="T4">es entero no nulo</text:span></text:p>
      <text:p text:style-name="P4"><text:tab/>id_partido <text:span text:style-name="T1"><text:s/></text:span><text:span text:style-name="T4">es entero no nulo</text:span></text:p>
      <text:p text:style-name="P4"><text:tab/>localS_N <text:span text:style-name="T4">es cadena no nulo</text:span></text:p>
      <text:p text:style-name="P4"><text:span text:style-name="T2"><text:tab/>PK</text:span>(nombre,id_partido)</text:p>
      <text:p text:style-name="P4"><text:span text:style-name="T2"><text:tab/>FK</text:span>(nombre/EQUIPOS(nombre))</text:p>
      <text:p text:style-name="P4"><text:span text:style-name="T2"><text:tab/>FK</text:span>(id_partido/PARTIDOS(id_partido))</text:p>
      <text:p text:style-name="P4"><text:soft-page-break/></text:p>
      <text:p text:style-name="P4">ARBITROS(nºcolegiado,nombre,apellidos,colegio arbitral,nº temporadas)<text:span text:style-name="T2"> siendo</text:span> </text:p>
      <text:p text:style-name="P4"><text:tab/>nºcolegiado <text:span text:style-name="T1"><text:s/></text:span><text:span text:style-name="T4">es entero no nulo</text:span></text:p>
      <text:p text:style-name="P4"><text:tab/>nombre <text:span text:style-name="T4">es cadena no nulo</text:span></text:p>
      <text:p text:style-name="P4"><text:tab/>apellidos <text:span text:style-name="T4">es cadena no nulo</text:span></text:p>
      <text:p text:style-name="P4"><text:tab/>colegio arbitral <text:span text:style-name="T4">es cadena no nulo</text:span></text:p>
      <text:p text:style-name="P4"><text:tab/>nºtemporadas <text:span text:style-name="T4">es cadena no nulo</text:span></text:p>
      <text:p text:style-name="P4"><text:span text:style-name="T2"><text:tab/>PK</text:span>(nºcolegiado)</text:p>
      <text:p text:style-name="P4"/>
      <text:p text:style-name="P4">ARBITRAN(id_partido,nºcolegiado,funcion)<text:span text:style-name="T2"> siendo</text:span></text:p>
      <text:p text:style-name="P4"><text:tab/>id_partido <text:span text:style-name="T1"><text:s/></text:span><text:span text:style-name="T4">es entero no nulo</text:span></text:p>
      <text:p text:style-name="P4"><text:tab/>nºcolegiado <text:span text:style-name="T1"><text:s/></text:span><text:span text:style-name="T4">es entero no nulo</text:span></text:p>
      <text:p text:style-name="P4"><text:tab/>funcion <text:span text:style-name="T4">es cadena no nulo</text:span></text:p>
      <text:p text:style-name="P4"><text:span text:style-name="T2"><text:tab/>PK</text:span>(id_partido,nºcolegiado)</text:p>
      <text:p text:style-name="P4"><text:span text:style-name="T2"><text:tab/>FK</text:span>(id_partido/PARTIDOS(id_partido)</text:p>
      <text:p text:style-name="P4"><text:span text:style-name="T2"><text:tab/>FK</text:span>(nºcolegiado/ARBITROS(nºcolegiado)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0T15:52:50.203000000</meta:creation-date>
    <dc:date>2021-11-10T16:16:36.350000000</dc:date>
    <meta:editing-duration>PT55S</meta:editing-duration>
    <meta:editing-cycles>1</meta:editing-cycles>
    <meta:document-statistic meta:table-count="0" meta:image-count="0" meta:object-count="0" meta:page-count="2" meta:paragraph-count="61" meta:word-count="243" meta:character-count="2041" meta:non-whitespace-character-count="1800"/>
    <meta:generator>LibreOffice/7.2.1.2$Windows_X86_64 LibreOffice_project/87b77fad49947c1441b67c559c339af8f3517e22</meta:generator>
  </office:meta>
</office:document-meta>
</file>